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2" style:family="table">
      <style:table-properties style:width="6.4632in" table:align="left"/>
    </style:style>
    <style:style style:name="Table2.A" style:family="table-column">
      <style:table-column-properties style:column-width="5.7681in"/>
    </style:style>
    <style:style style:name="Table2.B" style:family="table-column">
      <style:table-column-properties style:column-width="0.6951in"/>
    </style:style>
    <style:style style:name="Table2.A1" style:family="table-cell">
      <style:table-cell-properties style:vertical-align="middle" fo:padding="0.0194in" fo:border="none"/>
    </style:style>
    <style:style style:name="Table2.6" style:family="table-row">
      <style:table-row-properties style:min-row-height="0.3243in"/>
    </style:style>
    <style:style style:name="Table1" style:family="table">
      <style:table-properties style:width="6.6611in" table:align="left"/>
    </style:style>
    <style:style style:name="Table1.A" style:family="table-column">
      <style:table-column-properties style:column-width="5.8618in"/>
    </style:style>
    <style:style style:name="Table1.B" style:family="table-column">
      <style:table-column-properties style:column-width="0.799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able_20_Contents">
      <style:paragraph-properties fo:padding="0.0728in" fo:border="0.0008in solid #aaaaaa"/>
      <style:text-properties fo:font-variant="normal" fo:text-transform="none" fo:color="#000000" style:text-line-through-style="none" style:font-name="Arial" fo:font-size="9.75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padding="0.0728in" fo:border="0.0008in solid #aaaaaa"/>
      <style:text-properties fo:font-variant="normal" fo:text-transform="none" fo:color="#000000" style:text-line-through-style="none" style:font-name="Arial" fo:font-size="9.75pt" fo:font-style="normal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Functional Requirement</text:p>
          </table:table-cell>
          <table:table-cell table:style-name="Table1.A1" office:value-type="string">
            <text:p text:style-name="P2">Rank</text:p>
          </table:table-cell>
        </table:table-row>
        <table:table-row>
          <table:table-cell table:style-name="Table1.A1" office:value-type="string">
            <text:p text:style-name="P3">Can also vote on comments; highest scoring comments at top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The navigation bar has a ‘combo box’ to navigate to different sections of the site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The navigation bar has a search field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Posts in stream will indicate if the post is a link, file, or text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Each page will have a bottom bar that has the notification button, buttons to log in/out, and a link to the user profile page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Date, title, votes, and the start of the body will be displayed in the stream for each post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Posts will be marked by which section they are in (colour coding?)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Stream will be sorted by a combination of popularity, importance, and age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Posts will be displayed as a Reddit-like “stream” of links to content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Threads are sorted into sections - e.g. Policy Changes, Articles, Research, Discussion, General, etc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The ability to search through threads and posts, based on meta-data and text comments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Administrator account with ability to add/remove users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User system - Authentication of users based on a UN/PW system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Posts can be voted up or down to move them up the page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Ability to comment on posts on the board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System updates users when new posts are made to ‘watched’ threads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New posts can contain links to other sites or documents. 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Ability to create new post threads under category heading.</text:p>
          </table:table-cell>
          <table:table-cell table:style-name="Table1.A1" office:value-type="string">
            <text:p text:style-name="P3">3</text:p>
          </table:table-cell>
        </table:table-row>
        <table:table-row>
          <table:table-cell table:style-name="Table1.A1" office:value-type="string">
            <text:p text:style-name="P3">Administrator can create and delete sections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Stream is dynamically updated.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If user doesn’t have an account they are able to request one from the system admin.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Stream sorting can be changed to strictly sort by date, popularity, etc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Ability to choose which sections display in the stream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sers can recommend posts to other users by clicking the ‘recommend’ button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Clicking on notification button shows list of new posts which can be clicked on to transfer to <text:soft-page-break/>message thread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Notification button on the site shows number of new forum posts in ‘watched’ threads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Allow search of specific sections (articles, policies, etc.)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Attach images to posts on threads and displayed inline.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Ability to stylize posts being made to threads on the board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pload documents to the board and meta-tag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sers can change profile settings (image, contact info, job, etc).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sers can choose which threads to ‘watch’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sers can add Meta-tag to posts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Users can edit previous posts made by themselves. </text:p>
          </table:table-cell>
          <table:table-cell table:style-name="Table1.A1" office:value-type="string">
            <text:p text:style-name="P3">2</text:p>
          </table:table-cell>
        </table:table-row>
        <table:table-row>
          <table:table-cell table:style-name="Table1.A1" office:value-type="string">
            <text:p text:style-name="P3">The server will be configured by a configuration file. 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3">New users are taken to an introduction page, explaining the use of the board. </text:p>
          </table:table-cell>
          <table:table-cell table:style-name="Table1.A1" office:value-type="string">
            <text:p text:style-name="P3">1</text:p>
          </table:table-cell>
        </table:table-row>
        <table:table-row>
          <table:table-cell table:style-name="Table1.A1" office:value-type="string">
            <text:p text:style-name="P3">Instant messaging system which enables real-time communication between logged in  users. </text:p>
          </table:table-cell>
          <table:table-cell table:style-name="Table1.A1" office:value-type="string">
            <text:p text:style-name="P3">1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Non-Functional Requirements</text:p>
          </table:table-cell>
          <table:table-cell table:style-name="Table2.A1" office:value-type="string">
            <text:p text:style-name="P3">Rank</text:p>
          </table:table-cell>
        </table:table-row>
        <table:table-row>
          <table:table-cell table:style-name="Table2.A1" office:value-type="string">
            <text:p text:style-name="P3">Has to be able to support 100+ users.</text:p>
          </table:table-cell>
          <table:table-cell table:style-name="Table2.A1" office:value-type="string">
            <text:p text:style-name="P3">3</text:p>
          </table:table-cell>
        </table:table-row>
        <table:table-row>
          <table:table-cell table:style-name="Table2.A1" office:value-type="string">
            <text:p text:style-name="P3">Administration of the site needs to be simple and efficient to minimize time drain on administrator(s).</text:p>
          </table:table-cell>
          <table:table-cell table:style-name="Table2.A1" office:value-type="string">
            <text:p text:style-name="P3">3</text:p>
          </table:table-cell>
        </table:table-row>
        <table:table-row>
          <table:table-cell table:style-name="Table2.A1" office:value-type="string">
            <text:p text:style-name="P3">The system needs to be easy to use and responsive to ensure timely access to important information.</text:p>
          </table:table-cell>
          <table:table-cell table:style-name="Table2.A1" office:value-type="string">
            <text:p text:style-name="P3">3</text:p>
          </table:table-cell>
        </table:table-row>
        <table:table-row>
          <table:table-cell table:style-name="Table2.A1" office:value-type="string">
            <text:p text:style-name="P3">Posts will be displayed on the page within minimal time (1-2 seconds).</text:p>
          </table:table-cell>
          <table:table-cell table:style-name="Table2.A1" office:value-type="string">
            <text:p text:style-name="P3">3</text:p>
          </table:table-cell>
        </table:table-row>
        <table:table-row table:style-name="Table2.6">
          <table:table-cell table:style-name="Table2.A1" office:value-type="string">
            <text:p text:style-name="P3">The server will be dynamically configurable.</text:p>
          </table:table-cell>
          <table:table-cell table:style-name="Table2.A1" office:value-type="string">
            <text:p text:style-name="P3">1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rheintz </meta:initial-creator>
    <meta:creation-date>2012-03-12T14:55:14</meta:creation-date>
    <meta:document-statistic meta:table-count="2" meta:image-count="0" meta:object-count="0" meta:page-count="2" meta:paragraph-count="89" meta:word-count="526" meta:character-count="2916"/>
    <dc:date>2012-03-12T14:59:32</dc:date>
    <dc:creator>srheintz </dc:creator>
    <meta:editing-duration>PT00H04M18S</meta:editing-duration>
    <meta:editing-cycles>1</meta:editing-cycles>
    <meta:generator>OpenOffice.org/3.2$Unix OpenOffice.org_project/320m19$Build-9505</meta:generator>
  </office:meta>
</office:document-meta>
</file>